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2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Address</text:p>
          </table:table-cell>
          <table:table-cell table:style-name="ce4" office:value-type="string">
            <text:p>late</text:p>
          </table:table-cell>
          <table:table-cell table:style-name="ce4" office:value-type="string">
            <text:p>long</text:p>
          </table:table-cell>
        </table:table-row>
        <table:table-row table:style-name="ro1">
          <table:table-cell table:style-name="ce2" office:value-type="string">
            <text:p>8 Ahmed Saleh </text:p>
          </table:table-cell>
          <table:table-cell table:style-name="ce2" office:value-type="string">
            <text:p>Borham, As Sahel, Cairo Governorate, Egypt </text:p>
          </table:table-cell>
          <table:table-cell table:style-name="ce4" office:value-type="string">
            <text:p>30.085174</text:p>
          </table:table-cell>
          <table:table-cell table:style-name="ce4" office:value-type="string">
            <text:p>31.242367</text:p>
          </table:table-cell>
        </table:table-row>
        <table:table-row table:style-name="ro1">
          <table:table-cell table:style-name="ce2" office:value-type="string">
            <text:p>Ebeid </text:p>
          </table:table-cell>
          <table:table-cell table:style-name="ce2" office:value-type="string">
            <text:p>As Sahel, Cairo Governorate, Egypt</text:p>
          </table:table-cell>
          <table:table-cell table:style-name="ce4" office:value-type="string">
            <text:p>30.083615</text:p>
          </table:table-cell>
          <table:table-cell table:style-name="ce4" office:value-type="string">
            <text:p>31.234235</text:p>
          </table:table-cell>
        </table:table-row>
        <table:table-row table:style-name="ro2">
          <table:table-cell table:style-name="ce3" office:value-type="string">
            <text:p>The Engineering Co. For Mechanical Turning - Farouk Gendy Sons </text:p>
          </table:table-cell>
          <table:table-cell table:style-name="ce2" office:value-type="string">
            <text:p>12 ش كرم، Menyat as Serg, As Sahel, Cairo Governorate, Egypt ‎ </text:p>
          </table:table-cell>
          <table:table-cell table:style-name="ce2" office:value-type="string">
            <text:p>30.069855 </text:p>
          </table:table-cell>
          <table:table-cell table:style-name="ce2" office:value-type="string">
            <text:p>31.245500‎ </text:p>
          </table:table-cell>
        </table:table-row>
        <table:table-row table:style-name="ro2">
          <table:table-cell table:style-name="ce2" office:value-type="string">
            <text:p/>
            <text:p>Mechanical Engineering </text:p>
          </table:table-cell>
          <table:table-cell table:style-name="ce2" office:value-type="string">
            <text:p>2 Hanna Wasef St.، SHOUBRA، Cairo Governorate, Egypt ‎ </text:p>
          </table:table-cell>
          <table:table-cell office:value-type="string">
            <text:p>30.072158</text:p>
          </table:table-cell>
          <table:table-cell office:value-type="string">
            <text:p>31.24947</text:p>
          </table:table-cell>
        </table:table-row>
        <table:table-row table:style-name="ro3">
          <table:table-cell table:style-name="ce3" office:value-type="string">
            <text:p>Garage Equipments Center  </text:p>
          </table:table-cell>
          <table:table-cell office:value-type="string">
            <text:p>55 ش الجمهورية، وسط البلد، Cairo Governorate, Egypt ‎</text:p>
            <text:p/>
          </table:table-cell>
          <table:table-cell office:value-type="string">
            <text:p>30.102366</text:p>
          </table:table-cell>
          <table:table-cell office:value-type="string">
            <text:p>31.242156</text:p>
          </table:table-cell>
        </table:table-row>
        <table:table-row table:style-name="ro3">
          <table:table-cell office:value-type="string">
            <text:p>El Hassan Center For Service &amp; Cars Maintenance <text:s/></text:p>
          </table:table-cell>
          <table:table-cell office:value-type="string">
            <text:p>1 ميدان قصر القبة، Hadaeq Al Qubbah, القاهرة، Egypt ‎</text:p>
            <text:p/>
          </table:table-cell>
          <table:table-cell office:value-type="string">
            <text:p>30.123749</text:p>
          </table:table-cell>
          <table:table-cell office:value-type="string">
            <text:p>31.275115</text:p>
          </table:table-cell>
        </table:table-row>
        <table:table-row table:style-name="ro1">
          <table:table-cell office:value-type="string">
            <text:p>Diaa El Din El Garhy</text:p>
          </table:table-cell>
          <table:table-cell office:value-type="string">
            <text:p>8 mourad st.، Giza, Egypt ‎</text:p>
          </table:table-cell>
          <table:table-cell office:value-type="string">
            <text:p>30.104742</text:p>
          </table:table-cell>
          <table:table-cell office:value-type="string">
            <text:p>31.254516</text:p>
          </table:table-cell>
        </table:table-row>
        <table:table-row table:style-name="ro1">
          <table:table-cell office:value-type="string">
            <text:p>Arabeya</text:p>
          </table:table-cell>
          <table:table-cell office:value-type="string">
            <text:p>Ad Doqi A, Ad Doqi, Giza, Egypt ‎</text:p>
          </table:table-cell>
          <table:table-cell office:value-type="string">
            <text:p>30.127312</text:p>
          </table:table-cell>
          <table:table-cell office:value-type="string">
            <text:p>31.260009</text:p>
          </table:table-cell>
        </table:table-row>
        <table:table-row table:style-name="ro1">
          <table:table-cell office:value-type="string">
            <text:p>El Alamya</text:p>
          </table:table-cell>
          <table:table-cell office:value-type="string">
            <text:p>Al Moatamadeyah, Embabah, Giza, Egypt ‎</text:p>
          </table:table-cell>
          <table:table-cell office:value-type="string">
            <text:p>30.149877</text:p>
          </table:table-cell>
          <table:table-cell office:value-type="string">
            <text:p>31.239409</text:p>
          </table:table-cell>
        </table:table-row>
      </table:table>
      <table:table table:name="Sheet2" table:style-name="ta2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2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ar" style:country-complex="EG"/>
    </style:default-style>
    <number:number-style style:name="N0">
      <number:number number:min-integer-digits="1"/>
    </number:number-style>
    <number:currency-style style:name="N110P0" style:volatile="true">
      <number:currency-symbol number:language="ar" number:country="EG">ج.م.‏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ar" number:country="EG">ج.م.‏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1/02/2014</text:date>, <text:time>23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3:09:30.89</meta:creation-date>
    <dc:date>2014-02-21T23:48:29.57</dc:date>
    <meta:editing-duration>PT8M37S</meta:editing-duration>
    <meta:editing-cycles>1</meta:editing-cycles>
    <meta:generator>LibreOffice/3.4$Win32 LibreOffice_project/340m1$Build-302</meta:generator>
    <meta:document-statistic meta:table-count="3" meta:cell-count="40" meta:object-count="0"/>
  </office:meta>
</office:document-meta>
</file>